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dafc" officeooo:paragraph-rsid="001edafc"/>
    </style:style>
    <style:style style:name="T1" style:family="text">
      <style:text-properties officeooo:rsid="00203f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 Elisa <text:span text:style-name="T1">Aparecida de Oliveira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09:31:36.653000000</dc:date>
    <meta:editing-duration>PT43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5" meta:character-count="32" meta:non-whitespace-character-count="27"/>
  </office:meta>
</office:document-meta>
</file>